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1" style:family="table-column">
      <style:table-column-properties fo:break-before="auto" style:column-width="2.801cm"/>
    </style:style>
    <style:style style:name="co2" style:family="table-column">
      <style:table-column-properties fo:break-before="auto" style:column-width="4.994cm"/>
    </style:style>
    <style:style style:name="co3" style:family="table-column">
      <style:table-column-properties fo:break-before="auto" style:column-width="2.358cm"/>
    </style:style>
    <style:style style:name="co4" style:family="table-column">
      <style:table-column-properties fo:break-before="auto" style:column-width="8.54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ffffff" fo:border="0.002cm solid #000000"/>
      <style:text-properties fo:color="#000000"/>
    </style:style>
    <style:style style:name="ce4" style:family="table-cell" style:parent-style-name="Default">
      <style:table-cell-properties fo:background-color="#ffffff" fo:border="0.002cm solid #000000"/>
    </style:style>
  </office:automatic-styles>
  <office:body>
    <office:spreadsheet>
      <table:table table:name="Thumb2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table:number-columns-spanned="2" table:number-rows-spanned="1">
            <text:p>Thumb2</text:p>
          </table:table-cell>
          <table:covered-table-cell/>
          <table:table-cell table:style-name="Default" table:number-columns-repeated="2"/>
        </table:table-row>
        <table:table-row table:style-name="ro2">
          <table:table-cell table:style-name="ce1" office:value-type="string">
            <text:p>機械碼</text:p>
          </table:table-cell>
          <table:table-cell table:style-name="ce1" office:value-type="string">
            <text:p>ASM</text:p>
          </table:table-cell>
          <table:table-cell table:style-name="ce1" office:value-type="string">
            <text:p>指令長度</text:p>
          </table:table-cell>
          <table:table-cell office:value-type="string">
            <text:p>eForth MV 指令碼</text:p>
          </table:table-cell>
        </table:table-row>
        <table:table-row table:style-name="ro1">
          <table:table-cell/>
          <table:table-cell office:value-type="string">
            <text:p>STR <text:s/>IP,[RP,#4]! </text:p>
          </table:table-cell>
          <table:table-cell office:value-type="string">
            <text:p><text:s/>CONSTANT</text:p>
          </table:table-cell>
          <table:table-cell office:value-type="string">
            <text:p>?RP+4-&gt;IP <text:s text:c="8"/></text:p>
          </table:table-cell>
        </table:table-row>
        <table:table-row table:style-name="ro1">
          <table:table-cell office:value-type="string">
            <text:p>0x6800 <text:s text:c="6"/></text:p>
          </table:table-cell>
          <table:table-cell office:value-type="string">
            <text:p>LDR <text:s/>IP,[IP] <text:s text:c="4"/></text:p>
          </table:table-cell>
          <table:table-cell office:value-type="string">
            <text:p>wCONSTANT</text:p>
          </table:table-cell>
          <table:table-cell office:value-type="string">
            <text:p>[IP]-&gt;IP <text:s text:c="9"/></text:p>
          </table:table-cell>
        </table:table-row>
        <table:table-row table:style-name="ro1">
          <table:table-cell office:value-type="string">
            <text:p>0x6000 <text:s text:c="6"/></text:p>
          </table:table-cell>
          <table:table-cell office:value-type="string">
            <text:p>STR <text:s/>IP,[IP] <text:s text:c="4"/></text:p>
          </table:table-cell>
          <table:table-cell office:value-type="string">
            <text:p>wCONSTANT</text:p>
          </table:table-cell>
          <table:table-cell office:value-type="string">
            <text:p>[IP]-&gt;IP <text:s text:c="9"/></text:p>
          </table:table-cell>
        </table:table-row>
        <table:table-row table:style-name="ro1">
          <table:table-cell office:value-type="string">
            <text:p>0xf850 0x5b04</text:p>
          </table:table-cell>
          <table:table-cell office:value-type="string">
            <text:p>LDR <text:s/>TOS,[IP],#4 </text:p>
          </table:table-cell>
          <table:table-cell office:value-type="string">
            <text:p><text:s/>CONSTANT</text:p>
          </table:table-cell>
          <table:table-cell office:value-type="string">
            <text:p>[IP]-&gt;TOS,IP+4-&gt;IP</text:p>
          </table:table-cell>
        </table:table-row>
        <table:table-row table:style-name="ro1">
          <table:table-cell office:value-type="string">
            <text:p>0xf850 0xfb04</text:p>
          </table:table-cell>
          <table:table-cell office:value-type="string">
            <text:p>LDR <text:s/>PC,[IP,#4</text:p>
          </table:table-cell>
          <table:table-cell office:value-type="string">
            <text:p><text:s/>CONSTANT</text:p>
          </table:table-cell>
          <table:table-cell office:value-type="string">
            <text:p>[IP+4]-&gt;PC</text:p>
          </table:table-cell>
        </table:table-row>
        <table:table-row table:style-name="ro1">
          <table:table-cell office:value-type="string">
            <text:p>0xf852 0x0b04</text:p>
          </table:table-cell>
          <table:table-cell office:value-type="string">
            <text:p>LDR <text:s/>IP,[RP],#4 <text:s/></text:p>
          </table:table-cell>
          <table:table-cell office:value-type="string">
            <text:p><text:s/>CONSTANT</text:p>
          </table:table-cell>
          <table:table-cell office:value-type="string">
            <text:p>[RP]-&gt;IP,RP+4-&gt;RP </text:p>
          </table:table-cell>
        </table:table-row>
        <table:table-row table:style-name="ro1">
          <table:table-cell office:value-type="string">
            <text:p>0x6815 <text:s text:c="6"/></text:p>
          </table:table-cell>
          <table:table-cell office:value-type="string">
            <text:p>LDR <text:s/>TOS,[RP] <text:s text:c="3"/></text:p>
          </table:table-cell>
          <table:table-cell office:value-type="string">
            <text:p>wCONSTANT</text:p>
          </table:table-cell>
          <table:table-cell office:value-type="string">
            <text:p>[RP]-&gt;TOS <text:s text:c="8"/></text:p>
          </table:table-cell>
        </table:table-row>
        <table:table-row table:style-name="ro1">
          <table:table-cell office:value-type="string">
            <text:p>0xf852 0x5b04</text:p>
          </table:table-cell>
          <table:table-cell office:value-type="string">
            <text:p>LDR <text:s/>TOS,[RP],#4 </text:p>
          </table:table-cell>
          <table:table-cell office:value-type="string">
            <text:p><text:s/>CONSTANT</text:p>
          </table:table-cell>
          <table:table-cell office:value-type="string">
            <text:p>[RP]-&gt;TOS,RP+4-&gt;RP</text:p>
          </table:table-cell>
        </table:table-row>
        <table:table-row table:style-name="ro1">
          <table:table-cell office:value-type="string">
            <text:p>0x680d <text:s text:c="6"/></text:p>
          </table:table-cell>
          <table:table-cell office:value-type="string">
            <text:p>LDR <text:s/>TOS,[SP] <text:s text:c="3"/></text:p>
          </table:table-cell>
          <table:table-cell office:value-type="string">
            <text:p>wCONSTANT</text:p>
          </table:table-cell>
          <table:table-cell office:value-type="string">
            <text:p>[SP]-&gt;TOS <text:s text:c="8"/></text:p>
          </table:table-cell>
        </table:table-row>
        <table:table-row table:style-name="ro1">
          <table:table-cell office:value-type="string">
            <text:p>0xf851 0x5b04</text:p>
          </table:table-cell>
          <table:table-cell office:value-type="string">
            <text:p>LDR <text:s/>TOS,[SP],#4 </text:p>
          </table:table-cell>
          <table:table-cell office:value-type="string">
            <text:p><text:s/>CONSTANT</text:p>
          </table:table-cell>
          <table:table-cell office:value-type="string">
            <text:p>[SP]-&gt;TOS,SP+4-&gt;SP</text:p>
          </table:table-cell>
        </table:table-row>
        <table:table-row table:style-name="ro1">
          <table:table-cell office:value-type="string">
            <text:p>0x680c <text:s text:c="6"/></text:p>
          </table:table-cell>
          <table:table-cell office:value-type="string">
            <text:p>LDR <text:s/>WP,[SP] <text:s text:c="4"/></text:p>
          </table:table-cell>
          <table:table-cell office:value-type="string">
            <text:p>wCONSTANT</text:p>
          </table:table-cell>
          <table:table-cell office:value-type="string">
            <text:p>[SP]-&gt;WP <text:s text:c="9"/></text:p>
          </table:table-cell>
        </table:table-row>
        <table:table-row table:style-name="ro1">
          <table:table-cell office:value-type="string">
            <text:p>0xf851 0x4b04</text:p>
          </table:table-cell>
          <table:table-cell office:value-type="string">
            <text:p>LDR <text:s/>WP,[SP],#4 <text:s/></text:p>
          </table:table-cell>
          <table:table-cell office:value-type="string">
            <text:p><text:s/>CONSTANT</text:p>
          </table:table-cell>
          <table:table-cell office:value-type="string">
            <text:p>[SP]-&gt;WP,SP+4-&gt;SP </text:p>
          </table:table-cell>
        </table:table-row>
        <table:table-row table:style-name="ro1">
          <table:table-cell office:value-type="string">
            <text:p>0x684d <text:s text:c="6"/></text:p>
          </table:table-cell>
          <table:table-cell office:value-type="string">
            <text:p>LDR <text:s/>TOS,[SP,#4] </text:p>
          </table:table-cell>
          <table:table-cell office:value-type="string">
            <text:p>wCONSTANT</text:p>
          </table:table-cell>
          <table:table-cell office:value-type="string">
            <text:p>[SP+4]-&gt;TOS <text:s text:c="6"/></text:p>
          </table:table-cell>
        </table:table-row>
        <table:table-row table:style-name="ro1">
          <table:table-cell office:value-type="string">
            <text:p>0x682d <text:s text:c="6"/></text:p>
          </table:table-cell>
          <table:table-cell office:value-type="string">
            <text:p>LDR <text:s/>TOS,[TOS] <text:s text:c="2"/></text:p>
          </table:table-cell>
          <table:table-cell office:value-type="string">
            <text:p>wCONSTANT</text:p>
          </table:table-cell>
          <table:table-cell office:value-type="string">
            <text:p>[TOS]-&gt;TOS <text:s text:c="7"/></text:p>
          </table:table-cell>
        </table:table-row>
        <table:table-row table:style-name="ro1">
          <table:table-cell office:value-type="string">
            <text:p>0xf04f 0x0500</text:p>
          </table:table-cell>
          <table:table-cell office:value-type="string">
            <text:p>MOV <text:s/>TOS,#0 <text:s text:c="5"/></text:p>
          </table:table-cell>
          <table:table-cell office:value-type="string">
            <text:p><text:s/>CONSTANT</text:p>
          </table:table-cell>
          <table:table-cell office:value-type="string">
            <text:p>0-&gt;TOS <text:s text:c="11"/></text:p>
          </table:table-cell>
        </table:table-row>
        <table:table-row table:style-name="ro1">
          <table:table-cell office:value-type="string">
            <text:p>0xf04f 0x0400</text:p>
          </table:table-cell>
          <table:table-cell office:value-type="string">
            <text:p>MOV <text:s/>WP,#0 <text:s text:c="6"/></text:p>
          </table:table-cell>
          <table:table-cell office:value-type="string">
            <text:p><text:s/>CONSTANT</text:p>
          </table:table-cell>
          <table:table-cell office:value-type="string">
            <text:p>0-&gt;WP <text:s text:c="12"/></text:p>
          </table:table-cell>
        </table:table-row>
        <table:table-row table:style-name="ro1">
          <table:table-cell office:value-type="string">
            <text:p>0x782d <text:s text:c="6"/></text:p>
          </table:table-cell>
          <table:table-cell office:value-type="string">
            <text:p>LDRB TOS,[TOS] <text:s text:c="2"/></text:p>
          </table:table-cell>
          <table:table-cell office:value-type="string">
            <text:p>wCONSTANT</text:p>
          </table:table-cell>
          <table:table-cell office:value-type="string">
            <text:p>byte[TOS]-&gt;TOS <text:s text:c="3"/></text:p>
          </table:table-cell>
        </table:table-row>
        <table:table-row table:style-name="ro1">
          <table:table-cell office:value-type="string">
            <text:p>0xf842 0x0b04</text:p>
          </table:table-cell>
          <table:table-cell office:value-type="string">
            <text:p>STR <text:s/>IP,[RP],#4 <text:s/></text:p>
          </table:table-cell>
          <table:table-cell office:value-type="string">
            <text:p><text:s/>CONSTANT</text:p>
          </table:table-cell>
          <table:table-cell office:value-type="string">
            <text:p>IP-&gt;[RP],RP+4-&gt;RP </text:p>
          </table:table-cell>
        </table:table-row>
        <table:table-row table:style-name="ro1">
          <table:table-cell office:value-type="string">
            <text:p>0xf100 0x0004</text:p>
          </table:table-cell>
          <table:table-cell office:value-type="string">
            <text:p>ADD <text:s/>IP,IP,#4 <text:s text:c="8"/></text:p>
          </table:table-cell>
          <table:table-cell office:value-type="string">
            <text:p><text:s/>CONSTANT</text:p>
          </table:table-cell>
          <table:table-cell office:value-type="string">
            <text:p>IP+4-&gt;IP <text:s text:c="6"/></text:p>
          </table:table-cell>
        </table:table-row>
        <table:table-row table:style-name="ro1">
          <table:table-cell office:value-type="string">
            <text:p>0x4670 <text:s text:c="6"/></text:p>
          </table:table-cell>
          <table:table-cell office:value-type="string">
            <text:p>MOV <text:s/>IP,LP <text:s text:c="6"/></text:p>
          </table:table-cell>
          <table:table-cell office:value-type="string">
            <text:p>wCONSTANT</text:p>
          </table:table-cell>
          <table:table-cell table:style-name="ce3" office:value-type="string">
            <text:p>LP-&gt;IP <text:s text:c="11"/></text:p>
          </table:table-cell>
        </table:table-row>
        <table:table-row table:style-name="ro1">
          <table:table-cell office:value-type="string">
            <text:p>0x4615 <text:s text:c="6"/></text:p>
          </table:table-cell>
          <table:table-cell office:value-type="string">
            <text:p>MOV <text:s/>TOS,RP <text:s text:c="5"/></text:p>
          </table:table-cell>
          <table:table-cell office:value-type="string">
            <text:p>wCONSTANT</text:p>
          </table:table-cell>
          <table:table-cell table:style-name="ce4" office:value-type="string">
            <text:p>RP-&gt;TOS <text:s text:c="10"/></text:p>
          </table:table-cell>
        </table:table-row>
        <table:table-row table:style-name="ro1">
          <table:table-cell office:value-type="string">
            <text:p>0x460d <text:s text:c="6"/></text:p>
          </table:table-cell>
          <table:table-cell office:value-type="string">
            <text:p>MOV <text:s/>TOS,SP <text:s text:c="5"/></text:p>
          </table:table-cell>
          <table:table-cell office:value-type="string">
            <text:p>wCONSTANT</text:p>
          </table:table-cell>
          <table:table-cell office:value-type="string">
            <text:p>SP-&gt;TOS <text:s text:c="10"/></text:p>
          </table:table-cell>
        </table:table-row>
        <table:table-row table:style-name="ro1">
          <table:table-cell office:value-type="string">
            <text:p>0xea85 0x0504</text:p>
          </table:table-cell>
          <table:table-cell office:value-type="string">
            <text:p>XOR.W <text:s/>TOS,TOS,WP</text:p>
          </table:table-cell>
          <table:table-cell office:value-type="string">
            <text:p><text:s/>CONSTANT</text:p>
          </table:table-cell>
          <table:table-cell office:value-type="string">
            <text:p>TOS^WP-&gt;TOS <text:s text:c="6"/></text:p>
          </table:table-cell>
        </table:table-row>
        <table:table-row table:style-name="ro1">
          <table:table-cell office:value-type="string">
            <text:p>0xf842 0x5b04</text:p>
          </table:table-cell>
          <table:table-cell office:value-type="string">
            <text:p>STR <text:s/>TOS,[RP],#4 </text:p>
          </table:table-cell>
          <table:table-cell office:value-type="string">
            <text:p><text:s/>CONSTANT</text:p>
          </table:table-cell>
          <table:table-cell office:value-type="string">
            <text:p>TOS-&gt;[RP],RP+4-&gt;RP</text:p>
          </table:table-cell>
        </table:table-row>
        <table:table-row table:style-name="ro1">
          <table:table-cell office:value-type="string">
            <text:p>0x6055 <text:s text:c="6"/></text:p>
          </table:table-cell>
          <table:table-cell office:value-type="string">
            <text:p>STR <text:s/>TOS,[RP,#4] </text:p>
          </table:table-cell>
          <table:table-cell office:value-type="string">
            <text:p>wCONSTANT</text:p>
          </table:table-cell>
          <table:table-cell office:value-type="string">
            <text:p>TOS-&gt;[RP+4] <text:s text:c="6"/></text:p>
          </table:table-cell>
        </table:table-row>
        <table:table-row table:style-name="ro1">
          <table:table-cell office:value-type="string">
            <text:p>0x600d <text:s text:c="6"/></text:p>
          </table:table-cell>
          <table:table-cell office:value-type="string">
            <text:p>STR <text:s/>TOS,[SP] <text:s text:c="3"/></text:p>
          </table:table-cell>
          <table:table-cell office:value-type="string">
            <text:p>wCONSTANT</text:p>
          </table:table-cell>
          <table:table-cell office:value-type="string">
            <text:p>TOS-&gt;[SP] <text:s text:c="8"/></text:p>
          </table:table-cell>
        </table:table-row>
        <table:table-row table:style-name="ro1">
          <table:table-cell office:value-type="string">
            <text:p>0xf841 0x5b04</text:p>
          </table:table-cell>
          <table:table-cell office:value-type="string">
            <text:p>STR <text:s/>TOS,[SP],#4 </text:p>
          </table:table-cell>
          <table:table-cell office:value-type="string">
            <text:p><text:s/>CONSTANT</text:p>
          </table:table-cell>
          <table:table-cell office:value-type="string">
            <text:p>TOS-&gt;[SP],SP+4-&gt;SP</text:p>
          </table:table-cell>
        </table:table-row>
        <table:table-row table:style-name="ro1">
          <table:table-cell office:value-type="string">
            <text:p>0x604d <text:s text:c="6"/></text:p>
          </table:table-cell>
          <table:table-cell office:value-type="string">
            <text:p>STR <text:s/>TOS,[SP,#4] </text:p>
          </table:table-cell>
          <table:table-cell office:value-type="string">
            <text:p>wCONSTANT</text:p>
          </table:table-cell>
          <table:table-cell office:value-type="string">
            <text:p>TOS-&gt;[SP+4] <text:s text:c="6"/></text:p>
          </table:table-cell>
        </table:table-row>
        <table:table-row table:style-name="ro1">
          <table:table-cell office:value-type="string">
            <text:p>0x462a <text:s text:c="6"/></text:p>
          </table:table-cell>
          <table:table-cell office:value-type="string">
            <text:p>MOV <text:s/>RP,TOS <text:s text:c="5"/></text:p>
          </table:table-cell>
          <table:table-cell office:value-type="string">
            <text:p>wCONSTANT</text:p>
          </table:table-cell>
          <table:table-cell office:value-type="string">
            <text:p>TOS-&gt;RP <text:s text:c="10"/></text:p>
          </table:table-cell>
        </table:table-row>
        <table:table-row table:style-name="ro1">
          <table:table-cell office:value-type="string">
            <text:p>0x4629 <text:s text:c="6"/></text:p>
          </table:table-cell>
          <table:table-cell office:value-type="string">
            <text:p>MOV <text:s/>SP,TOS <text:s text:c="5"/></text:p>
          </table:table-cell>
          <table:table-cell office:value-type="string">
            <text:p>wCONSTANT</text:p>
          </table:table-cell>
          <table:table-cell office:value-type="string">
            <text:p>TOS-&gt;SP <text:s text:c="10"/></text:p>
          </table:table-cell>
        </table:table-row>
        <table:table-row table:style-name="ro1">
          <table:table-cell office:value-type="string">
            <text:p>0x462c <text:s text:c="6"/></text:p>
          </table:table-cell>
          <table:table-cell office:value-type="string">
            <text:p>MOV <text:s/>WP,TOS <text:s text:c="5"/></text:p>
          </table:table-cell>
          <table:table-cell office:value-type="string">
            <text:p>wCONSTANT</text:p>
          </table:table-cell>
          <table:table-cell office:value-type="string">
            <text:p>TOS-&gt;WP <text:s text:c="10"/></text:p>
          </table:table-cell>
        </table:table-row>
        <table:table-row table:style-name="ro1">
          <table:table-cell office:value-type="string">
            <text:p>0xf145 0x0500</text:p>
          </table:table-cell>
          <table:table-cell office:value-type="string">
            <text:p>ADC <text:s/>TOS,TOS,#0 <text:s text:c="6"/></text:p>
          </table:table-cell>
          <table:table-cell office:value-type="string">
            <text:p><text:s/>CONSTANT</text:p>
          </table:table-cell>
          <table:table-cell office:value-type="string">
            <text:p>TOS+Carry-&gt;TOS </text:p>
          </table:table-cell>
        </table:table-row>
        <table:table-row table:style-name="ro1">
          <table:table-cell office:value-type="string">
            <text:p>0x442c <text:s text:c="6"/></text:p>
          </table:table-cell>
          <table:table-cell office:value-type="string">
            <text:p>ADD <text:s/>WP,WP,TOS <text:s text:c="7"/></text:p>
          </table:table-cell>
          <table:table-cell office:value-type="string">
            <text:p>wCONSTANT</text:p>
          </table:table-cell>
          <table:table-cell office:value-type="string">
            <text:p>TOS+WP-&gt;WP <text:s text:c="4"/></text:p>
          </table:table-cell>
        </table:table-row>
        <table:table-row table:style-name="ro1">
          <table:table-cell office:value-type="string">
            <text:p>0xea45 0x0504</text:p>
          </table:table-cell>
          <table:table-cell office:value-type="string">
            <text:p>ORR.W <text:s/>TOS,TOS,WP</text:p>
          </table:table-cell>
          <table:table-cell office:value-type="string">
            <text:p><text:s/>CONSTANT</text:p>
          </table:table-cell>
          <table:table-cell office:value-type="string">
            <text:p>TOS|WP-&gt;TOS <text:s text:c="6"/></text:p>
          </table:table-cell>
        </table:table-row>
        <table:table-row table:style-name="ro1">
          <table:table-cell office:value-type="string">
            <text:p>0x600c <text:s text:c="6"/></text:p>
          </table:table-cell>
          <table:table-cell office:value-type="string">
            <text:p>STR <text:s/>WP,[SP] <text:s text:c="4"/></text:p>
          </table:table-cell>
          <table:table-cell office:value-type="string">
            <text:p>wCONSTANT</text:p>
          </table:table-cell>
          <table:table-cell office:value-type="string">
            <text:p>WP-&gt;[SP] <text:s text:c="9"/></text:p>
          </table:table-cell>
        </table:table-row>
        <table:table-row table:style-name="ro1">
          <table:table-cell office:value-type="string">
            <text:p>0x602c <text:s text:c="6"/></text:p>
          </table:table-cell>
          <table:table-cell office:value-type="string">
            <text:p>STR <text:s/>WP,[TOS] <text:s text:c="3"/></text:p>
          </table:table-cell>
          <table:table-cell office:value-type="string">
            <text:p>wCONSTANT</text:p>
          </table:table-cell>
          <table:table-cell office:value-type="string">
            <text:p>WP-&gt;[TOS] <text:s text:c="8"/></text:p>
          </table:table-cell>
        </table:table-row>
        <table:table-row table:style-name="ro1">
          <table:table-cell office:value-type="string">
            <text:p>0x702c <text:s text:c="6"/></text:p>
          </table:table-cell>
          <table:table-cell office:value-type="string">
            <text:p>STRB WP,[TOS] <text:s text:c="3"/></text:p>
          </table:table-cell>
          <table:table-cell office:value-type="string">
            <text:p>wCONSTANT</text:p>
          </table:table-cell>
          <table:table-cell office:value-type="string">
            <text:p>WP-&gt;byte[TOS] <text:s text:c="4"/></text:p>
          </table:table-cell>
        </table:table-row>
        <table:table-row table:style-name="ro1">
          <table:table-cell office:value-type="string">
            <text:p>0x4625 <text:s text:c="6"/></text:p>
          </table:table-cell>
          <table:table-cell office:value-type="string">
            <text:p>MOV <text:s/>TOS,WP <text:s text:c="5"/></text:p>
          </table:table-cell>
          <table:table-cell office:value-type="string">
            <text:p>wCONSTANT</text:p>
          </table:table-cell>
          <table:table-cell office:value-type="string">
            <text:p>WP-&gt;TOS <text:s text:c="10"/></text:p>
          </table:table-cell>
        </table:table-row>
        <table:table-row table:style-name="ro1">
          <table:table-cell office:value-type="string">
            <text:p>0xeb04 0x5525</text:p>
          </table:table-cell>
          <table:table-cell office:value-type="string">
            <text:p>ADD <text:s/>TOS,WP,TOS,ASR#20</text:p>
          </table:table-cell>
          <table:table-cell office:value-type="string">
            <text:p><text:s/>CONSTANT</text:p>
          </table:table-cell>
          <table:table-cell office:value-type="string">
            <text:p>WP+TOS&gt;&gt;20-&gt;TOS</text:p>
          </table:table-cell>
        </table:table-row>
      </table:table>
      <table:table table:name="586ASMCM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Quark_SoC_X1000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database-ranges>
        <table:database-range table:target-range-address="Thumb2.A3:Thumb2.AMJ4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style:scale-to-X="1" style:scale-to-Y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5">2013/11/25</text:date>, <text:time>10:07:39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8T13:00:52.79</meta:creation-date>
    <meta:generator>OpenOffice.org/3.4.1$Win32 OpenOffice.org_project/341m1$Build-9593</meta:generator>
    <dc:date>2013-11-25T10:07:39.65</dc:date>
    <meta:editing-duration>PT2H13M6S</meta:editing-duration>
    <meta:editing-cycles>7</meta:editing-cycles>
    <meta:document-statistic meta:table-count="4" meta:cell-count="160" meta:object-count="0"/>
  </office:meta>
</office:document-meta>
</file>